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fo:orphans="1" fo:text-indent="0cm" style:auto-text-indent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fo:orphans="1" fo:text-indent="0cm" style:auto-text-indent="false"/>
      <style:text-properties fo:font-size="10.5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/>
    </style:style>
    <style:style style:name="T1" style:family="text">
      <style:text-properties fo:font-size="10.5pt" loext:padding="0.049cm" loext:border="0.74pt solid #e0dede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tab/><text:tab/><text:tab/><text:span text:style-name="T2">ESTUDIANTES</text:span></text:p>
      <text:p text:style-name="Standard"/>
      <text:p text:style-name="Standard"/>
      <text:p text:style-name="Standard">db.estudiantes.insertOne({nombre : 'Juan', apellido : 'Linarez', edad : 21, notas : [18,19,16], programa : { nombre : 'Ingeniería en Informática', nivel : 'pregrado'}, grupos: [ { nombre : 'Club de <text:s/>Ajedrez', descripción : 'Grupo de jugadores de Ajedrez'}, { nombre : 'Club de Informática', descripcion : 'Grupo para fanáticos de Tecnología'}] })</text:p>
      <text:p text:style-name="Standard"/>
      <text:p text:style-name="Standard">db.estudiantes.insertOne({nombre : 'Maria', apellido : 'Cadenas', edad : 18, notas : [12,14], programa : { nombre : 'Medicina', nivel : 'pregrado'}, grupos: [ { nombre : 'Club de <text:s/>Volleyball', descripción : 'Equipo d eVolleyball de la universidad.'}]})</text:p>
      <text:p text:style-name="Standard"/>
      <text:p text:style-name="Standard">db.estudiantes.insertOne({nombre : 'Jorge', apellido : 'Rodriguez', edad : 31, notas : [14,19,13], programa : { nombre : 'Ingeniería Civil', nivel : 'postgrado'}})</text:p>
      <text:p text:style-name="Standard"/>
      <text:p text:style-name="Standard">db.estudiantes.insertOne({nombre : 'Carla', apellido : 'Sandoval', edad : 24, notas : [15,17,16,15], programa : { nombre : 'Ingeniería en Informática', nivel : 'pregrado'}, grupos: [ { nombre : 'Club de Informática', descripcion : 'Grupo para fanáticos de Tecnología'}] })</text:p>
      <text:p text:style-name="Standard"/>
      <text:p text:style-name="Standard">db.estudiantes.insertOne({nombre : 'William', apellido : 'Smith', edad : 14, notas : ['A', 'B+', 'A-'], programa : { nombre : 'Bachiller'}, grupos: [ { nombre : 'Club de PS4', descripción : 'Grupo de jugadores de Playstation 4'}] })</text:p>
      <text:p text:style-name="Standard"/>
      <text:p text:style-name="P1"/>
      <text:p text:style-name="P2">23. Nombre de los estudiantes registrados</text:p>
      <text:p text:style-name="P1"/>
      <text:p text:style-name="P2">24. Mostrar el apellido como “segundoNombre”</text:p>
      <text:p text:style-name="P1"/>
      <text:p text:style-name="P2">25.Obtener el nombre y apellido del estudiante lo haríamos mediante una expresión que utilice el operador de strings $concat, </text:p>
      <text:p text:style-name="P1"/>
      <text:p text:style-name="P2">26. Obtener los estudiantes ordenados según su edad de forma ascendente.</text:p>
      <text:p text:style-name="P1"/>
      <text:p text:style-name="P2">27. Obtener solo 3 estudiantes más jóvenes</text:p>
      <text:p text:style-name="P1"/>
      <text:p text:style-name="P2">28. Obtener los 3 estudiantes más jóvenes luego de los primeros 2</text:p>
      <text:p text:style-name="P1"/>
      <text:p text:style-name="P2">29.Obtener la cantidad de estudiantes menores a 20 años</text:p>
      <text:p text:style-name="P1"/>
      <text:p text:style-name="P2">30. Agrupar los estudiantes separando los mayores de edad de los menores de edad. </text:p>
      <text:p text:style-name="P1"/>
      <text:p text:style-name="P2">31. Agrupar los estudiantes por el programa que cursan</text:p>
      <text:p text:style-name="P1"/>
      <text:p text:style-name="P2">32. Generar una colección con los grupos generados previamente por la etapa $group en donde se dividieron a los estudiantes según el programa que cursaban</text:p>
      <text:p text:style-name="P1"/>
      <text:p text:style-name="P2">33. Mostrar un campo que nos indique true o false si el estudiantes se apellida Smith.</text:p>
      <text:p text:style-name="P1"/>
      <text:p text:style-name="P2">34. Mostrar un campo que nos indicara true o false si el estudiante es mayor a 21 años </text:p>
      <text:p text:style-name="P1"/>
      <text:p text:style-name="P2">35. Mostrar en un campo nuevo si un estudiante es menor, mayor o tiene exactamente 21 años.</text:p>
      <text:p text:style-name="P2"><text:soft-page-break/></text:p>
      <text:p text:style-name="P1"/>
      <text:p text:style-name="P2">36. Mostrar un campo que indique si un estudiante se llama “María” y tiene menos de 30 años.</text:p>
      <text:p text:style-name="P1"/>
      <text:p text:style-name="P3">37. Mostrar un campo que indique si un estudiante se apellida “Linarez” ó tiene más de 22 años.</text:p>
      <text:p text:style-name="P5"/>
      <text:p text:style-name="P4"><text:span text:style-name="T1">38. </text:span><text:span text:style-name="T1">M</text:span>ostrar un campo que indique si un estudiante no se llama “William Smith” </text:p>
      <text:p text:style-name="P1"/>
      <text:p text:style-name="P2">39. Mostraremos en un campo adicional el valor absoluto de la resta de la edad del estudiante menos  12 multiplicado por dos, y en otro le sumaremos 2 a la edad dividido entre 5.</text:p>
      <text:p text:style-name="P1"/>
      <text:p text:style-name="P2">40. El nombre completo del estudiante (nombre y apellido) y luego dividiremos estos strings utilizando como delimitador la letra a.</text:p>
      <text:p text:style-name="P1"/>
      <text:p text:style-name="P2">41. Mostrar los nombres en minúsculas y los apellidos en mayúsculas de los estudiantes </text:p>
      <text:p text:style-name="P1"/>
      <text:p text:style-name="P2">42. Se quiere saber si algún estudiante tiene un 18 en alguna de sus notas </text:p>
      <text:p text:style-name="P1"/>
      <text:p text:style-name="P2">43. Cuántas notas tiene un estudiante:</text:p>
      <text:p text:style-name="P1"/>
      <text:p text:style-name="P2">44. Obtener las primeras 2 notas del estudiante,</text:p>
      <text:p text:style-name="P1"/>
      <text:p text:style-name="P2">45. Obtener la suma total y el promedio de todas las edades.</text:p>
      <text:p text:style-name="P1"/>
      <text:p text:style-name="P2">46.Obtengamos la edad máxima y la mínimo de la colección</text:p>
      <text:p text:style-name="P1"/>
      <text:p text:style-name="P2">47.Obtener el estudiante más joven y al más viej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9T18:53:37.134059273</meta:creation-date>
    <dc:date>2024-05-13T14:40:34.48</dc:date>
    <meta:editing-duration>PT50M45S</meta:editing-duration>
    <meta:editing-cycles>10</meta:editing-cycles>
    <meta:generator>OpenOffice/4.0.1$Win32 OpenOffice.org_project/401m5$Build-9714</meta:generator>
    <meta:document-statistic meta:table-count="0" meta:image-count="0" meta:object-count="0" meta:page-count="2" meta:paragraph-count="31" meta:word-count="535" meta:character-count="3267"/>
  </office:meta>
</office:document-meta>
</file>